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12.264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5.493cm"/>
    </style:style>
    <style:style style:name="co10" style:family="table-column">
      <style:table-column-properties fo:break-before="auto" style:column-width="8.908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3.607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Aineisto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4.7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aihto</text:p>
          </table:table-cell>
          <table:table-cell table:style-name="ce3"/>
          <table:table-cell table:style-name="ce10" office:value-type="float" office:value="64592">
            <text:p>64 592</text:p>
          </table:table-cell>
          <table:table-cell table:style-name="ce10" office:value-type="float" office:value="67219">
            <text:p>67 219</text:p>
          </table:table-cell>
          <table:table-cell table:style-name="ce10" office:value-type="float" office:value="71424">
            <text:p>71 42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10" office:value-type="float" office:value="790">
            <text:p>790</text:p>
          </table:table-cell>
          <table:table-cell table:style-name="ce10" office:value-type="float" office:value="2046">
            <text:p>2 046</text:p>
          </table:table-cell>
          <table:table-cell table:style-name="ce10" office:value-type="float" office:value="-33">
            <text:p>-33</text:p>
          </table:table-cell>
          <table:table-cell table:number-columns-repeated="3"/>
          <table:table-cell>
            <office:annotation office:display="true" draw:style-name="gr1" draw:text-style-name="P2" svg:width="10.21cm" svg:height="4.967cm" svg:x="45.602cm" svg:y="0.126cm" draw:caption-point-x="-0.61cm" draw:caption-point-y="1.509cm">
              <dc:date>2014-04-01T00:00:00</dc:date>
              <text:p text:style-name="P1"><text:span text:style-name="T1">Esitä yritykselle rahoituslaskelma, josta käyvät ilmi yrityksen Liiketoiminnan, Investointien ja Rahoituksen rahavirrat. Analysoi rahoituslaskelma.</text:span></text:p>
            </office:annotation>
          </table:table-cell>
          <table:table-cell table:number-columns-repeated="1015"/>
        </table:table-row>
        <table:table-row table:style-name="ro2">
          <table:table-cell table:style-name="ce3" office:value-type="string">
            <text:p>Liiketoiminnan muut tuotot</text:p>
          </table:table-cell>
          <table:table-cell table:style-name="ce5"/>
          <table:table-cell table:style-name="ce10" office:value-type="float" office:value="18">
            <text:p>1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ateriaalit ja palve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5" office:value-type="string">
            <text:p>Aineet, tarvikkeet ja tavara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stot tilikauden aikana</text:p>
          </table:table-cell>
          <table:table-cell table:style-name="ce10" office:value-type="float" office:value="-19309">
            <text:p>-19 309</text:p>
          </table:table-cell>
          <table:table-cell table:style-name="ce10" office:value-type="float" office:value="-20647">
            <text:p>-20 647</text:p>
          </table:table-cell>
          <table:table-cell table:style-name="ce10" office:value-type="float" office:value="-20451">
            <text:p>-20 45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Ulkopuoliset palvelut</text:p>
          </table:table-cell>
          <table:table-cell table:style-name="ce10" office:value-type="float" office:value="-7727">
            <text:p>-7 727</text:p>
          </table:table-cell>
          <table:table-cell table:style-name="ce10" office:value-type="float" office:value="-7484">
            <text:p>-7 484</text:p>
          </table:table-cell>
          <table:table-cell table:style-name="ce10" office:value-type="float" office:value="-7954">
            <text:p>-7 95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rastojen muutos (lisäys +)</text:p>
          </table:table-cell>
          <table:table-cell table:style-name="ce10" office:value-type="float" office:value="716">
            <text:p>716</text:p>
          </table:table-cell>
          <table:table-cell table:style-name="ce10" office:value-type="float" office:value="923">
            <text:p>923</text:p>
          </table:table-cell>
          <table:table-cell table:style-name="ce10" office:value-type="float" office:value="537">
            <text:p>5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Henkilöstö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Palkat ja palkkiot</text:p>
          </table:table-cell>
          <table:table-cell table:style-name="ce10" office:value-type="float" office:value="-11184">
            <text:p>-11 184</text:p>
          </table:table-cell>
          <table:table-cell table:style-name="ce10" office:value-type="float" office:value="-11657">
            <text:p>-11 657</text:p>
          </table:table-cell>
          <table:table-cell table:style-name="ce10" office:value-type="float" office:value="-12575">
            <text:p>-12 57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Henkilösivukulu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kulut</text:p>
          </table:table-cell>
          <table:table-cell table:style-name="ce10" office:value-type="float" office:value="-1835">
            <text:p>-1 835</text:p>
          </table:table-cell>
          <table:table-cell table:style-name="ce10" office:value-type="float" office:value="-1949">
            <text:p>-1 949</text:p>
          </table:table-cell>
          <table:table-cell table:style-name="ce10" office:value-type="float" office:value="-2044">
            <text:p>-2 04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henkilösivukulut</text:p>
          </table:table-cell>
          <table:table-cell table:style-name="ce10" office:value-type="float" office:value="-606">
            <text:p>-606</text:p>
          </table:table-cell>
          <table:table-cell table:style-name="ce10" office:value-type="float" office:value="-718">
            <text:p>-718</text:p>
          </table:table-cell>
          <table:table-cell table:style-name="ce10" office:value-type="float" office:value="-788">
            <text:p>-78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istot ja arvonalentu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Suunnitelman mukaiset poistot </text:p>
          </table:table-cell>
          <table:table-cell table:style-name="ce10" office:value-type="float" office:value="-900">
            <text:p>-900</text:p>
          </table:table-cell>
          <table:table-cell table:style-name="ce10" office:value-type="float" office:value="-918">
            <text:p>-918</text:p>
          </table:table-cell>
          <table:table-cell table:style-name="ce10" office:value-type="float" office:value="-1158">
            <text:p>-1 15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toiminnan muut kulut</text:p>
          </table:table-cell>
          <table:table-cell table:style-name="ce5"/>
          <table:table-cell table:style-name="ce10" office:value-type="float" office:value="-15426">
            <text:p>-15 426</text:p>
          </table:table-cell>
          <table:table-cell table:style-name="ce10" office:value-type="float" office:value="-15449">
            <text:p>-15 449</text:p>
          </table:table-cell>
          <table:table-cell table:style-name="ce10" office:value-type="float" office:value="-16154">
            <text:p>-16 15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OITTO</text:p>
          </table:table-cell>
          <table:table-cell table:style-name="ce5"/>
          <table:table-cell table:style-name="ce11" table:formula="of:=SUM([.C3:.C20])" office:value-type="float" office:value="9129">
            <text:p>9 129</text:p>
          </table:table-cell>
          <table:table-cell table:style-name="ce11" table:formula="of:=SUM([.D3:.D20])" office:value-type="float" office:value="11413">
            <text:p>11 413</text:p>
          </table:table-cell>
          <table:table-cell table:style-name="ce11" table:formula="of:=SUM([.E3:.E20])" office:value-type="float" office:value="10864">
            <text:p>10 86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oitustuotot ja -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korko- ja rahoitustuotot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24">
            <text:p>124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Korkokulut ja muut rahoituskulut</text:p>
          </table:table-cell>
          <table:table-cell table:style-name="ce10" office:value-type="float" office:value="-228">
            <text:p>-228</text:p>
          </table:table-cell>
          <table:table-cell table:style-name="ce10" office:value-type="float" office:value="-153">
            <text:p>-153</text:p>
          </table:table-cell>
          <table:table-cell table:style-name="ce10" office:value-type="float" office:value="-192">
            <text:p>-192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1" table:formula="of:=SUM([.C21:.C24])" office:value-type="float" office:value="8952">
            <text:p>8 952</text:p>
          </table:table-cell>
          <table:table-cell table:style-name="ce11" table:formula="of:=SUM([.D21:.D24])" office:value-type="float" office:value="11347">
            <text:p>11 347</text:p>
          </table:table-cell>
          <table:table-cell table:style-name="ce11" table:formula="of:=SUM([.E21:.E24])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tuo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kulu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1" table:formula="of:=+[.C25]+[.C26]-[.C27]" office:value-type="float" office:value="8952">
            <text:p>8 952</text:p>
          </table:table-cell>
          <table:table-cell table:style-name="ce11" table:formula="of:=+[.D25]+[.D26]-[.D27]" office:value-type="float" office:value="11347">
            <text:p>11 347</text:p>
          </table:table-cell>
          <table:table-cell table:style-name="ce11" table:formula="of:=+[.E25]+[.E26]-[.E27]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uloverot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office:value-type="string">
            <text:p>Tilikauden verot</text:p>
          </table:table-cell>
          <table:table-cell table:style-name="ce10" office:value-type="float" office:value="-2864">
            <text:p>-2 864</text:p>
          </table:table-cell>
          <table:table-cell table:style-name="ce10" office:value-type="float" office:value="-2857">
            <text:p>-2 857</text:p>
          </table:table-cell>
          <table:table-cell table:style-name="ce10" office:value-type="float" office:value="-2759">
            <text:p>-2 759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Laskennallisten verojen muutos</text:p>
          </table:table-cell>
          <table:table-cell table:style-name="ce10" office:value-type="float" office:value="-93">
            <text:p>-93</text:p>
          </table:table-cell>
          <table:table-cell table:style-name="ce10" office:value-type="float" office:value="-66">
            <text:p>-66</text:p>
          </table:table-cell>
          <table:table-cell table:style-name="ce10" office:value-type="float" office:value="-47">
            <text:p>-4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 (TAPPIO)</text:p>
          </table:table-cell>
          <table:table-cell/>
          <table:table-cell table:style-name="ce11" table:formula="of:=SUM([.C28:.C31])" office:value-type="float" office:value="5995">
            <text:p>5 995</text:p>
          </table:table-cell>
          <table:table-cell table:style-name="ce11" table:formula="of:=SUM([.D28:.D31])" office:value-type="float" office:value="8424">
            <text:p>8 424</text:p>
          </table:table-cell>
          <table:table-cell table:style-name="ce11" table:formula="of:=SUM([.E28:.E31])" office:value-type="float" office:value="7990">
            <text:p>7 990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/>
          <table:table-cell table:style-name="ce10" table:number-columns-repeated="3"/>
          <table:table-cell table:number-columns-repeated="1019"/>
        </table:table-row>
        <table:table-row table:style-name="ro5">
          <table:table-cell table:style-name="ce3" office:value-type="string">
            <text:p>TASE</text:p>
          </table:table-cell>
          <table:table-cell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pitkävaikutteiset menot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226">
            <text:p>22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ineelliset hyödykke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aa- ja vesialueet</text:p>
          </table:table-cell>
          <table:table-cell table:style-name="ce10" office:value-type="float" office:value="874">
            <text:p>874</text:p>
          </table:table-cell>
          <table:table-cell table:number-columns-repeated="2" table:style-name="ce10" office:value-type="float" office:value="911">
            <text:p>91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kennukset ja rakennelmat</text:p>
          </table:table-cell>
          <table:table-cell table:style-name="ce10" office:value-type="float" office:value="3743">
            <text:p>3 743</text:p>
          </table:table-cell>
          <table:table-cell table:style-name="ce10" office:value-type="float" office:value="3591">
            <text:p>3 591</text:p>
          </table:table-cell>
          <table:table-cell table:style-name="ce10" office:value-type="float" office:value="4583">
            <text:p>4 58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neet ja kalusto</text:p>
          </table:table-cell>
          <table:table-cell table:style-name="ce10" office:value-type="float" office:value="3636">
            <text:p>3 636</text:p>
          </table:table-cell>
          <table:table-cell table:style-name="ce10" office:value-type="float" office:value="3825">
            <text:p>3 825</text:p>
          </table:table-cell>
          <table:table-cell table:style-name="ce10" office:value-type="float" office:value="4496">
            <text:p>4 4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 ja keskeneräiset hankinnat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56">
            <text:p>356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ijoit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AIHTUVAT VASTAAVA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Vaihto-omaisuus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Aineet ja tarvikkeet</text:p>
          </table:table-cell>
          <table:table-cell table:style-name="ce10" office:value-type="float" office:value="4111">
            <text:p>4 111</text:p>
          </table:table-cell>
          <table:table-cell table:style-name="ce10" office:value-type="float" office:value="5015">
            <text:p>5 015</text:p>
          </table:table-cell>
          <table:table-cell table:style-name="ce10" office:value-type="float" office:value="5293">
            <text:p>5 29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eskeneräiset tuotteet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178">
            <text:p>178</text:p>
          </table:table-cell>
          <table:table-cell table:style-name="ce10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lmiit tuotteet / Tavarat</text:p>
          </table:table-cell>
          <table:table-cell table:style-name="ce10" office:value-type="float" office:value="8455">
            <text:p>8 455</text:p>
          </table:table-cell>
          <table:table-cell table:style-name="ce10" office:value-type="float" office:value="10266">
            <text:p>10 266</text:p>
          </table:table-cell>
          <table:table-cell table:style-name="ce10" office:value-type="float" office:value="10392">
            <text:p>10 39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 vaihto-omaisuus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</text:p>
          </table:table-cell>
          <table:table-cell table:style-name="ce10" office:value-type="float" office:value="147">
            <text:p>147</text:p>
          </table:table-cell>
          <table:table-cell table:style-name="ce10" office:value-type="float" office:value="139">
            <text:p>139</text:p>
          </table:table-cell>
          <table:table-cell table:style-name="ce10" office:value-type="float" office:value="437">
            <text:p>4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a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3" office:value-type="string">
            <text:p>Pitkä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Lyhyt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yyntisaamiset</text:p>
          </table:table-cell>
          <table:table-cell table:style-name="ce10" office:value-type="float" office:value="2914">
            <text:p>2 914</text:p>
          </table:table-cell>
          <table:table-cell table:style-name="ce10" office:value-type="float" office:value="3302">
            <text:p>3 302</text:p>
          </table:table-cell>
          <table:table-cell table:style-name="ce10" office:value-type="float" office:value="4635">
            <text:p>4 635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38">
            <text:p>38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Siirtosaamiset</text:p>
          </table:table-cell>
          <table:table-cell table:style-name="ce10" office:value-type="float" office:value="612">
            <text:p>612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044">
            <text:p>1 044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ahoitusarvopaperi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Muut arvopaperit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Rahat ja pankkisaamiset</text:p>
          </table:table-cell>
          <table:table-cell table:style-name="ce5"/>
          <table:table-cell table:style-name="ce10" office:value-type="float" office:value="7646">
            <text:p>7 646</text:p>
          </table:table-cell>
          <table:table-cell table:style-name="ce10" office:value-type="float" office:value="7515">
            <text:p>7 515</text:p>
          </table:table-cell>
          <table:table-cell table:style-name="ce10" office:value-type="float" office:value="5789">
            <text:p>5 789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Vastaavaa yhteensä</text:p>
          </table:table-cell>
          <table:table-cell table:style-name="ce5"/>
          <table:table-cell table:style-name="ce11" table:formula="of:=SUM([.C39:.C69])" office:value-type="float" office:value="32735">
            <text:p>32 735</text:p>
          </table:table-cell>
          <table:table-cell table:style-name="ce11" table:formula="of:=SUM([.D39:.D69])" office:value-type="float" office:value="36302">
            <text:p>36 302</text:p>
          </table:table-cell>
          <table:table-cell table:style-name="ce11" table:formula="of:=SUM([.E39:.E69])" office:value-type="float" office:value="38170">
            <text:p>38 170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Vastattava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MA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10" office:value-type="float" office:value="8040">
            <text:p>8 04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Muut rahasto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Muut rahastot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dellisten tilikausien voitto</text:p>
          </table:table-cell>
          <table:table-cell/>
          <table:table-cell table:style-name="ce10" office:value-type="float" office:value="5698">
            <text:p>5 698</text:p>
          </table:table-cell>
          <table:table-cell table:style-name="ce10" office:value-type="float" office:value="7673">
            <text:p>7 673</text:p>
          </table:table-cell>
          <table:table-cell table:style-name="ce10" office:value-type="float" office:value="10871">
            <text:p>10 871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ilikauden voitto</text:p>
          </table:table-cell>
          <table:table-cell table:style-name="ce5"/>
          <table:table-cell table:style-name="ce10" office:value-type="float" office:value="5995">
            <text:p>5 995</text:p>
          </table:table-cell>
          <table:table-cell table:style-name="ce10" office:value-type="float" office:value="8424">
            <text:p>8 424</text:p>
          </table:table-cell>
          <table:table-cell table:style-name="ce10" office:value-type="float" office:value="7990">
            <text:p>7 99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AKOLLISET VARA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varaukset</text:p>
          </table:table-cell>
          <table:table-cell table:number-columns-repeated="3" table:style-name="ce10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VIERAS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itkä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style-name="ce10" office:value-type="float" office:value="1428">
            <text:p>1 428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286">
            <text:p>28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1400">
            <text:p>1 400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555">
            <text:p>55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velka</text:p>
          </table:table-cell>
          <table:table-cell table:style-name="ce10" office:value-type="float" office:value="501">
            <text:p>501</text:p>
          </table:table-cell>
          <table:table-cell table:style-name="ce10" office:value-type="float" office:value="567">
            <text:p>567</text:p>
          </table:table-cell>
          <table:table-cell table:style-name="ce10" office:value-type="float" office:value="614">
            <text:p>61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yhyt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10" office:value-type="float" office:value="571">
            <text:p>57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647">
            <text:p>647</text:p>
          </table:table-cell>
          <table:table-cell table:number-columns-repeated="2" table:style-name="ce10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adut ennak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Ostovelat</text:p>
          </table:table-cell>
          <table:table-cell table:style-name="ce10" office:value-type="float" office:value="2186">
            <text:p>2 186</text:p>
          </table:table-cell>
          <table:table-cell table:style-name="ce10" office:value-type="float" office:value="2342">
            <text:p>2 342</text:p>
          </table:table-cell>
          <table:table-cell table:style-name="ce10" office:value-type="float" office:value="2870">
            <text:p>2 8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860">
            <text:p>86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lyhytaikaiset velat</text:p>
          </table:table-cell>
          <table:table-cell table:style-name="ce10" office:value-type="float" office:value="2208">
            <text:p>2 208</text:p>
          </table:table-cell>
          <table:table-cell table:style-name="ce10" office:value-type="float" office:value="2464">
            <text:p>2 464</text:p>
          </table:table-cell>
          <table:table-cell table:style-name="ce10" office:value-type="float" office:value="2245">
            <text:p>2 245</text:p>
          </table:table-cell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Siirtovelat</text:p>
          </table:table-cell>
          <table:table-cell table:style-name="ce10" office:value-type="float" office:value="3195">
            <text:p>3 195</text:p>
          </table:table-cell>
          <table:table-cell table:style-name="ce10" office:value-type="float" office:value="3054">
            <text:p>3 054</text:p>
          </table:table-cell>
          <table:table-cell table:style-name="ce10" office:value-type="float" office:value="2898">
            <text:p>2 89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ttavaa yhteensä</text:p>
          </table:table-cell>
          <table:table-cell table:style-name="ce5"/>
          <table:table-cell table:style-name="ce11" table:formula="of:=SUM([.C74:.C98])" office:value-type="float" office:value="32735">
            <text:p>32 735</text:p>
          </table:table-cell>
          <table:table-cell table:style-name="ce11" table:formula="of:=SUM([.D74:.D98])" office:value-type="float" office:value="36302">
            <text:p>36 302</text:p>
          </table:table-cell>
          <table:table-cell table:style-name="ce11" table:formula="of:=SUM([.E74:.E98])" office:value-type="float" office:value="38170">
            <text:p>38 170</text:p>
          </table:table-cell>
          <table:table-cell table:number-columns-repeated="1019"/>
        </table:table-row>
        <table:table-row table:style-name="ro2" table:number-rows-repeated="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/>
          <table:table-cell office:value-type="string">
            <text:p>Apulaskelmia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3" office:value-type="string">
            <text:p>KASSAVIRTALASKELMA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/>
          <table:table-cell table:style-name="ce5" office:value-type="string">
            <text:p>LIIKETOIMINNAN RAHAVIRTA:</text:p>
          </table:table-cell>
          <table:table-cell table:style-name="ce12" table:number-columns-repeated="3"/>
          <table:table-cell/>
          <table:table-cell table:style-name="Default" office:value-type="string">
            <text:p>Liiketoiminnnan rahavirta </text:p>
          </table:table-cell>
          <table:table-cell table:style-name="Default" office:value-type="string">
            <text:p>liikevaihto</text:p>
          </table:table-cell>
          <table:table-cell table:style-name="Default" table:formula="of:=[.E3]" office:value-type="float" office:value="71424">
            <text:p>7142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Myynnistä saadut maksut</text:p>
          </table:table-cell>
          <table:table-cell table:style-name="ce12" table:formula="of:=[.I109]" office:value-type="float" office:value="72538">
            <text:p>72538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Valmiiden ja keskeneräisten tuotteiden varaston muutos</text:p>
          </table:table-cell>
          <table:table-cell table:style-name="Default" table:formula="of:=[.E4]" office:value-type="float" office:value="-33">
            <text:p>-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Liiketoiminnan muista tuotoista saadut maksut</text:p>
          </table:table-cell>
          <table:table-cell table:style-name="ce12" table:formula="of:=[.E5]" office:value-type="float" office:value="60">
            <text:p>60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myyntisaamisten lisäys</text:p>
          </table:table-cell>
          <table:table-cell table:style-name="Default" table:formula="of:=[.E63]-[.D63]" office:value-type="float" office:value="1333">
            <text:p>13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7" office:value-type="string">
            <text:p>Maksut liiketoiminnan kuluista</text:p>
          </table:table-cell>
          <table:table-cell table:style-name="ce13" table:formula="of:=[.I118]" office:value-type="float" office:value="-59337">
            <text:p>-59337</text:p>
          </table:table-cell>
          <table:table-cell table:style-name="ce12" table:number-columns-repeated="2"/>
          <table:table-cell/>
          <table:table-cell table:style-name="Default"/>
          <table:table-cell table:style-name="ce14" office:value-type="string">
            <text:p>Muiden velkojen lisäys</text:p>
          </table:table-cell>
          <table:table-cell table:style-name="ce14" table:formula="of:=[.E97]-[.D97]" office:value-type="float" office:value="-219">
            <text:p>-21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style-name="ce4" table:formula="of:=SUM([.C106:.C108])" office:value-type="float" office:value="13261">
            <text:p>13261</text:p>
          </table:table-cell>
          <table:table-cell table:number-columns-repeated="3"/>
          <table:table-cell table:style-name="Default" office:value-type="string">
            <text:p>Maksut liiketoiminnan kuluista</text:p>
          </table:table-cell>
          <table:table-cell table:style-name="Default"/>
          <table:table-cell table:style-name="Default" table:formula="of:=[.I105]+[.I107]+[.I108]" office:value-type="float" office:value="72538">
            <text:p>7253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formula="of:=[.E24]" office:value-type="float" office:value="-192">
            <text:p>-192</text:p>
          </table:table-cell>
          <table:table-cell table:number-columns-repeated="3"/>
          <table:table-cell table:style-name="Default"/>
          <table:table-cell table:style-name="Default" office:value-type="string">
            <text:p>ostot</text:p>
          </table:table-cell>
          <table:table-cell table:style-name="Default" table:formula="of:=[.E8]" office:value-type="float" office:value="-20451">
            <text:p>-2045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formula="of:=[.E23]" office:value-type="float" office:value="124">
            <text:p>124</text:p>
          </table:table-cell>
          <table:table-cell table:number-columns-repeated="3"/>
          <table:table-cell table:style-name="Default"/>
          <table:table-cell table:style-name="Default" office:value-type="string">
            <text:p>ulkopuoliset palvelut</text:p>
          </table:table-cell>
          <table:table-cell table:style-name="Default" table:formula="of:=[.E9]" office:value-type="float" office:value="-7954">
            <text:p>-79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osingot liiketoiminna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henkilöstökulut</text:p>
          </table:table-cell>
          <table:table-cell table:style-name="Default" table:formula="of:=([.E12]+[.E14]+[.E15])" office:value-type="float" office:value="-15407">
            <text:p>-15407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8" office:value-type="string">
            <text:p>Maksetut välittömät verot</text:p>
          </table:table-cell>
          <table:table-cell table:style-name="ce8" table:formula="of:=[.E30]" office:value-type="float" office:value="-2759">
            <text:p>-2759</text:p>
          </table:table-cell>
          <table:table-cell table:number-columns-repeated="3"/>
          <table:table-cell table:style-name="Default"/>
          <table:table-cell table:style-name="Default" office:value-type="string">
            <text:p>liiketoiminnan muut kulut</text:p>
          </table:table-cell>
          <table:table-cell table:style-name="Default" table:formula="of:=[.E20]" office:value-type="float" office:value="-16154">
            <text:p>-161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Rahavirta ennen satunnaisia eriä</text:p>
          </table:table-cell>
          <table:table-cell table:style-name="ce4" table:formula="of:=SUM([.C109:.C114])" office:value-type="float" office:value="10434">
            <text:p>10434</text:p>
          </table:table-cell>
          <table:table-cell table:number-columns-repeated="3"/>
          <table:table-cell table:style-name="Default"/>
          <table:table-cell table:style-name="Default" office:value-type="string">
            <text:p>ostovelkojen lisäys</text:p>
          </table:table-cell>
          <table:table-cell table:style-name="Default" table:formula="of:=([.E94]-[.D94])" office:value-type="float" office:value="528">
            <text:p>52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siirtosaamisten ja muiden saamisten lisäys</text:p>
          </table:table-cell>
          <table:table-cell table:style-name="Default" table:formula="of:=([.E65]-[.D65]+[.E64]-[.D64])" office:value-type="float" office:value="257">
            <text:p>2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iiketoiminnan satunnaisista eristä</text:p>
          </table:table-cell>
          <table:table-cell table:number-columns-repeated="5"/>
          <table:table-cell table:style-name="ce14" office:value-type="string">
            <text:p>siirtovelkojen lisäys</text:p>
          </table:table-cell>
          <table:table-cell table:style-name="ce14" table:formula="of:=([.E98]-[.D98])" office:value-type="float" office:value="-156">
            <text:p>-156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johtuva kassavirta (netto)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table:formula="of:=SUM([.I111:.I117])" office:value-type="float" office:value="-59337">
            <text:p>-59337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Liiketoiminnan kassavirta (A)</text:p>
          </table:table-cell>
          <table:table-cell table:style-name="ce4" table:formula="of:=[.C115]+[.C118]" office:value-type="float" office:value="10434">
            <text:p>10434</text:p>
          </table:table-cell>
          <table:table-cell table:number-columns-repeated="3"/>
          <table:table-cell table:style-name="Default" office:value-type="string">
            <text:p>Maksetut ko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kassavirta:</text:p>
          </table:table-cell>
          <table:table-cell table:number-columns-repeated="4"/>
          <table:table-cell table:style-name="Default"/>
          <table:table-cell table:style-name="Default" office:value-type="string">
            <text:p>korkokulut</text:p>
          </table:table-cell>
          <table:table-cell table:style-name="Default" table:formula="of:=[.E24]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table:formula="of:=[.I139]" office:value-type="float" office:value="-1663">
            <text:p>-1663</text:p>
          </table:table-cell>
          <table:table-cell table:number-columns-repeated="3"/>
          <table:table-cell table:style-name="Default"/>
          <table:table-cell table:style-name="ce14" office:value-type="string">
            <text:p>korkovelkoj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2"/>
          <table:table-cell table:style-name="Default" table:formula="of:=SUM([.I121:.I122])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office:value-type="string">
            <text:p>Maksetut ve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Tuloverot</text:p>
          </table:table-cell>
          <table:table-cell table:style-name="Default" table:formula="of:=[.E30]" office:value-type="float" office:value="-2759">
            <text:p>-2759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Saadut osingot investoinneista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verosaamisten vähennys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table:style-name="ce4" table:formula="of:=SUM([.C122:.C127])" office:value-type="float" office:value="-1663">
            <text:p>-1663</text:p>
          </table:table-cell>
          <table:table-cell table:number-columns-repeated="3"/>
          <table:table-cell table:style-name="Default"/>
          <table:table-cell table:style-name="ce14" office:value-type="string">
            <text:p>verosaamist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4"/>
          <table:table-cell table:style-name="Default" office:value-type="string">
            <text:p>Investoinnit aineellisiin ja aineettomiin hyödykkeisi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Myönnettyjen lainojen muutos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Maksullinen osakea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Omien osakkeiden myynti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table:formula="of:=[.E95]-[.D95]" office:value-type="float" office:value="-95">
            <text:p>-95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Pitkäaikaisten lainojen nostot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Rakennukset ja rakennelmat</text:p>
          </table:table-cell>
          <table:table-cell table:style-name="Default" table:formula="of:=[.D44]-[.E44]" office:value-type="float" office:value="-992">
            <text:p>-9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itkäaikaisten lainojen takaisinmaksut</text:p>
          </table:table-cell>
          <table:table-cell table:formula="of:=[.E85]-[.D85]+[.E87]-[.D87]" office:value-type="float" office:value="-631">
            <text:p>-631</text:p>
          </table:table-cell>
          <table:table-cell table:number-columns-repeated="3"/>
          <table:table-cell table:style-name="Default"/>
          <table:table-cell table:style-name="Default" office:value-type="string">
            <text:p>koneet ja kalusta</text:p>
          </table:table-cell>
          <table:table-cell table:style-name="Default" table:formula="of:=[.D45]-[.E45]" office:value-type="float" office:value="-671">
            <text:p>-671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Maksetut osingot ja muu voitonjako</text:p>
          </table:table-cell>
          <table:table-cell table:style-name="ce8" office:value-type="float" office:value="-5226">
            <text:p>-5226</text:p>
          </table:table-cell>
          <table:table-cell table:number-columns-repeated="3"/>
          <table:table-cell table:style-name="Default"/>
          <table:table-cell table:style-name="ce14" office:value-type="string">
            <text:p>aineellisten hyödykkeiden poistot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style-name="ce4" table:formula="of:=SUM([.C131:.C138])" office:value-type="float" office:value="-5952">
            <text:p>-5952</text:p>
          </table:table-cell>
          <table:table-cell table:number-columns-repeated="4"/>
          <table:table-cell table:style-name="Default"/>
          <table:table-cell table:style-name="Default" table:formula="of:=SUM([.I136:.I138])" office:value-type="float" office:value="-1663">
            <text:p>-166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Maksetut osingot ja muu voitonjako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Rahavarojen muuto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(A+B+C) lisäys (+) / vähennys (-)</text:p>
          </table:table-cell>
          <table:table-cell table:formula="of:=[.C119]+[.C128]+[.C139]" office:value-type="float" office:value="2819">
            <text:p>2819</text:p>
          </table:table-cell>
          <table:table-cell table:formula="of:=[.C144]-[.C143]" office:value-type="float" office:value="-1726">
            <text:p>-1726</text:p>
          </table:table-cell>
          <table:table-cell table:number-columns-repeated="3"/>
          <table:table-cell office:value-type="string">
            <text:p>tilikauden voitto (2008)</text:p>
          </table:table-cell>
          <table:table-cell table:formula="of:=[.D80]" office:value-type="float" office:value="8424">
            <text:p>84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formula="of:=[.D69]" office:value-type="float" office:value="7515">
            <text:p>7515</text:p>
          </table:table-cell>
          <table:table-cell table:number-columns-repeated="4"/>
          <table:table-cell table:style-name="ce8" office:value-type="string">
            <text:p>edellisten tilikausien voiton lisäys/vähennys</text:p>
          </table:table-cell>
          <table:table-cell table:style-name="ce8" table:formula="of:=[.E79]-[.D79]" office:value-type="float" office:value="3198">
            <text:p>3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formula="of:=[.E69]" office:value-type="float" office:value="5789">
            <text:p>5789</text:p>
          </table:table-cell>
          <table:table-cell/>
          <table:table-cell table:formula="of:=[.C142]+1726" office:value-type="float" office:value="4545">
            <text:p>4545</text:p>
          </table:table-cell>
          <table:table-cell table:number-columns-repeated="3"/>
          <table:table-cell table:formula="of:=[.I142]-[.I143]" office:value-type="float" office:value="5226">
            <text:p>522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LIIKETOIMINNA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oitto ennen satunnaisia eriä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ikais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unnitelman mukaiset poistot ja arvonalentumise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alisoitumattomat kurssivoitat ja tappio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ut tuotot ja kulut, joihin ei liity maksu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hoitustuotot ja kul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ut oikais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havirta ennen käyttöpääoman muutost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käyttöpääoman muut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yhytaikaisten korottomien liikesaamisten lisäys/vähenny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yhytaikaisten korottomien velkojen lisäys/vähenny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ksetut välittömät vero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havirta ennen satunnaisia eriä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liiketoiminnan satunnaisista eristä johtuva rahavirta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LIIKETOIMINNAN RAHAVIRTA (A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Investointie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yönnetyt laina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inasaamisten takaisinmaksu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adut osingot investoinneis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stetut tytäryhtiöosakkeet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ksullinen osakeant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mien osakkeiden myynt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itkäaikaisen lainapääoman muut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ksetut osingot ja muu voitonjak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itkäaikaisten saamisten lisäys/vähenny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havarojen muutos (A+B+C) lisäys (+) / vähennys (-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havarojen muutos</text:p>
          </table:table-cell>
          <table:table-cell table:number-columns-repeated="1022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2" table:print="false">
        <table:table-column table:style-name="co7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.04.2014</text:date>, <text:time>23:57:5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23:57:51.80</dc:date>
    <dc:creator>Janne </dc:creator>
    <meta:generator>OpenOffice/4.0.1$Win32 OpenOffice.org_project/401m5$Build-9714</meta:generator>
    <meta:editing-duration>P6DT11H48M30S</meta:editing-duration>
    <meta:editing-cycles>4</meta:editing-cycles>
    <meta:document-statistic meta:table-count="2" meta:cell-count="483" meta:object-count="0"/>
  </office:meta>
</office:document-meta>
</file>